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a5" officeooo:paragraph-rsid="000eb7a5"/>
    </style:style>
    <style:style style:name="P2" style:family="paragraph" style:parent-style-name="Standard">
      <style:text-properties officeooo:rsid="0010ae41" officeooo:paragraph-rsid="0010ae41"/>
    </style:style>
    <style:style style:name="P3" style:family="paragraph" style:parent-style-name="Standard">
      <style:text-properties officeooo:rsid="00123047" officeooo:paragraph-rsid="00123047"/>
    </style:style>
    <style:style style:name="P4" style:family="paragraph" style:parent-style-name="Standard">
      <style:text-properties officeooo:rsid="00135781" officeooo:paragraph-rsid="00135781"/>
    </style:style>
    <style:style style:name="P5" style:family="paragraph" style:parent-style-name="Standard">
      <style:text-properties officeooo:rsid="00135781" officeooo:paragraph-rsid="00135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read_mesh module</text:p>
      <text:p text:style-name="P1"/>
      <text:p text:style-name="P1">read xy coordinates has no problem.</text:p>
      <text:p text:style-name="P1"/>
      <text:p text:style-name="P2">NUM_OF_ELEMENT CORRECT.</text:p>
      <text:p text:style-name="P2"/>
      <text:p text:style-name="P3">READ QUAD_NODE CORRECT</text:p>
      <text:p text:style-name="P3"/>
      <text:p text:style-name="P4">NODE1~4 CORRECT</text:p>
      <text:p text:style-name="P4"/>
      <text:p text:style-name="P4"/>
      <text:p text:style-name="P4">FLUX_DER_X(:, J, 2, ELEM_K) </text:p>
      <text:p text:style-name="P4"><text:s/>-0.11368661380065603 <text:s text:c="5"/>-0.28329733766730492 <text:s text:c="5"/>-0.43555472561830644 <text:s text:c="7"/>0.0000000000000000 <text:s text:c="7"/>0.0000000000000000 <text:s text:c="4"/></text:p>
      <text:p text:style-name="P4"/>
      <text:p text:style-name="P4"><text:s/>-0.29015096089374470 <text:s text:c="5"/>-0.41503397192891156 <text:s text:c="5"/>-0.51148742244454115 <text:s text:c="7"/>0.0000000000000000 <text:s text:c="7"/>0.0000000000000000 <text:s text:c="4"/></text:p>
      <text:p text:style-name="P4"/>
      <text:p text:style-name="P4"><text:s/>-0.42363398401321728 <text:s text:c="5"/>-0.48528981855988096 <text:s text:c="5"/>-0.51165126244948034 <text:s text:c="7"/>0.0000000000000000 <text:s text:c="7"/>0.0000000000000000 <text:s text:c="4"/></text:p>
      <text:p text:style-name="P4"/>
      <text:p text:style-name="P4"><text:s/>M_FIRST_DER_X_T(I, :, PLEVEL_X(ELEM_K) )</text:p>
      <text:p text:style-name="P4"><text:s text:c="2"/>1.9364916731037083 <text:s text:c="7"/>1.0327955589886442 <text:s text:c="5"/>-0.64549722436790280 <text:s text:c="7"/>0.0000000000000000 <text:s text:c="7"/>0.0000000000000000 <text:s text:c="4"/></text:p>
      <text:p text:style-name="P4"><text:s text:c="2"/>-1.6137430609197574 <text:s text:c="6"/>-0.0000000000000000 <text:s text:c="7"/>1.6137430609197574 <text:s text:c="7"/>0.0000000000000000 <text:s text:c="7"/>0.0000000000000000 <text:s text:c="4"/></text:p>
      <text:p text:style-name="P4"><text:s text:c="2"/>0.64549722436790280 <text:s text:c="6"/>-1.0327955589886442 <text:s text:c="6"/>-1.9364916731037083 <text:s text:c="7"/>0.0000000000000000 <text:s text:c="7"/>0.0000000000000000 <text:s/></text:p>
      <text:p text:style-name="P4"/>
      <text:p text:style-name="P4">LAGRANGE_LEFT_T(:, 1)</text:p>
      <text:p text:style-name="P4">1.4788305577012359 <text:s text:c="5"/>-0.66666666666666652 <text:s text:c="6"/>0.1878361089654304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8:58:16.992562824</meta:creation-date>
    <meta:generator>LibreOffice/6.0.7.3$Linux_X86_64 LibreOffice_project/00m0$Build-3</meta:generator>
    <dc:date>2019-10-08T20:11:54.704262019</dc:date>
    <meta:editing-duration>PT4H59S</meta:editing-duration>
    <meta:editing-cycles>8</meta:editing-cycles>
    <meta:document-statistic meta:table-count="0" meta:image-count="0" meta:object-count="0" meta:page-count="1" meta:paragraph-count="15" meta:word-count="59" meta:character-count="1051" meta:non-whitespace-character-count="806"/>
  </office:meta>
</office:document-meta>
</file>